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8pt" fo:language="es" fo:country="MX" fo:font-weight="bold" officeooo:rsid="000fca85" officeooo:paragraph-rsid="000fca8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language="es" fo:country="MX" fo:font-weight="normal" officeooo:rsid="000fca85" officeooo:paragraph-rsid="000fca85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language="es" fo:country="MX" fo:font-weight="normal" officeooo:rsid="000fca85" officeooo:paragraph-rsid="000fca85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es" fo:country="MX" fo:font-weight="normal" officeooo:rsid="000ff79b" officeooo:paragraph-rsid="000ff79b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es" fo:country="MX" fo:font-weight="normal" officeooo:rsid="0012c687" officeooo:paragraph-rsid="0012c687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es" fo:country="MX" fo:font-weight="normal" officeooo:rsid="0012fb94" officeooo:paragraph-rsid="0014f6e2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es" fo:country="MX" fo:font-weight="normal" officeooo:rsid="00155f9e" officeooo:paragraph-rsid="00155f9e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es" fo:country="MX" fo:font-weight="normal" officeooo:rsid="00166251" officeooo:paragraph-rsid="00166251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es" fo:country="MX" fo:font-weight="normal" officeooo:rsid="0016a42b" officeooo:paragraph-rsid="0016a42b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es" fo:country="MX" fo:font-weight="normal" officeooo:rsid="00187896" officeooo:paragraph-rsid="00187896" style:font-size-asian="11.3500003814697pt" style:font-weight-asian="normal" style:font-size-complex="13pt" style:font-weight-complex="normal"/>
    </style:style>
    <style:style style:name="T1" style:family="text">
      <style:text-properties officeooo:rsid="0014f6e2"/>
    </style:style>
    <style:style style:name="T2" style:family="text">
      <style:text-properties officeooo:rsid="00166251"/>
    </style:style>
    <style:style style:name="T3" style:family="text">
      <style:text-properties officeooo:rsid="0016a42b"/>
    </style:style>
    <style:style style:name="T4" style:family="text">
      <style:text-properties officeooo:rsid="001878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l libro</text:p>
      <text:p text:style-name="P1">“Las leyes de la simplicidad”</text:p>
      <text:p text:style-name="P1">Autor:Jhon Maeda</text:p>
      <text:p text:style-name="P1">Alumno:Coraza González Sergio Alejandro</text:p>
      <text:p text:style-name="P2"/>
      <text:p text:style-name="P3"/>
      <text:p text:style-name="P4">El libro ejemplifica las leyes que el autor descubrio al lo largo de su carrera, el autor a participado en el consejo de simplicidad del MIT, aunque al principio no encontraba un uso a la simpicidada descrine como esta le <text:s/>ha ayudado y detalla 10 leyes para llevarla acano.</text:p>
      <text:p text:style-name="P4"/>
      <text:p text:style-name="P5">Las reglas son las siguientes: reducir, organizar, tiempo, aprendizaje, diferencia, <text:s/>contexto, <text:s/>emoción, <text:s/>confianza, <text:s/>fracaso, la única,</text:p>
      <text:p text:style-name="P5"/>
      <text:p text:style-name="P6">Como el nombre hace referencía la primera lay habla de que menos es mas entre menos cosas <text:s/>tenga nuestra inferfaz mas llamativa es para el usuario, claro que algo que debemos tener en cuentas es el hecho de tratar de reducir no perdamos la enencia de <text:s/>la pagina. <text:span text:style-name="T1">La síguiente regla <text:s text:c="2"/>describe la importacia de primero identificar las funcionalidades que tengan algo en comun, para postermiormente organizarlas dentro de grupos y hacer mas facil su busqueda dentro de la interfaz tamnién describe que no solo basta con organizar tambien hay que agtuparos para que el usuario no se desoriente.</text:span></text:p>
      <text:p text:style-name="P6"/>
      <text:p text:style-name="P7">La tercera ley nos muestra como es importnte que los dos anteriores esten bien hechas ya que <text:s/>los usuarios sienten mas amigable un sistema si este les proporciona una respuesta en el menor tiempo posible. <text:span text:style-name="T2">La leuy de aprendizaje en concreto tranta de ir guiando al usuario a entender el sistema sin nececidad de cursitos, el libro relata como algunos usuarios temen actualizar su sowftware debido a que las interfaceces realizan cambios, para evitar este tipo de miedo es importante que la <text:s/>interfaz siempre sea intuitiva.</text:span></text:p>
      <text:p text:style-name="P7"/>
      <text:p text:style-name="P10">La ley del conteto para cumplir esta el es importante tener la idea de donde estara nuestra interfaz y a quien va dirijida, los usuarios se sienten mas comodos si la presentamos en el contexto adecuado.</text:p>
      <text:p text:style-name="P10"/>
      <text:p text:style-name="P8">La ley numero seis <text:span text:style-name="T3">simplemente hace una analogia de como la simplicidad no puede existir sin la complejidad si los usuarios no experimentan complijidad, sera dificl que distingan la simplicidad.</text:span></text:p>
      <text:p text:style-name="P9">Las leyes siete y ocho nos muestran el impacto no <text:s/>solo visual si no afectivo que debemos plasmar <text:s/>es importante que el usuario llege a tener <text:s/>un apego emocional <text:s/>esto <text:s/>conllevara a una confianza necesaria para que <text:span text:style-name="T4">no se sienta frustado al no encontrar la funcionalidad que deesea o que tenga una senzacion de realisar muchas pasos para llegar a su objetvio.</text:span></text:p>
      <text:p text:style-name="P9"/>
      <text:p text:style-name="P10">La ley del fracaso es sencilla si no se logro el objetio hay que aprender de nuestros errores, porque en algunos casos no siempre es posible llegar a la simplicidad.</text:p>
      <text:p text:style-name="P6"><text:s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3:02:07.480449012</meta:creation-date>
    <dc:date>2018-02-21T02:32:17.478049411</dc:date>
    <meta:editing-duration>PT17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422" meta:character-count="2542" meta:non-whitespace-character-count="2115"/>
  </office:meta>
</office:document-meta>
</file>